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CatchError</text:h>
                    <text:list>
                        <text:list-item>
                            <text:h text:style-name="Heading_20_2" text:outline-level="2">Description</text:h>
                        </text:list-item>
                    </text:list>
                </text:list-item>
            </text:list>

            <text:p text:style-name="Standard"><text:span>This Action catches all errors that occurred within the Flow in which it is located, or within any of the Child flows that were created by its execution (for example, a Child flow is created when a User action is call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Message
                                                        <text:s text:c="4"/>
                                                        <text:span text:style-name="T2">DATA(string) | MANDATORY</text:span>
                                                    </text:h>
                                                </text:list-item>
                                            </text:list>
                                        </text:list-item>
                                    </text:list>
                                </text:list-item>
                            </text:list>
                            <text:p text:style-name="Standard"><text:span>The output through which the description of the caught error is sen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